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31d8" officeooo:paragraph-rsid="000431d8"/>
    </style:style>
    <style:style style:name="P2" style:family="paragraph" style:parent-style-name="Standard" style:list-style-name="L1">
      <style:text-properties officeooo:rsid="00050eb9" officeooo:paragraph-rsid="00050eb9"/>
    </style:style>
    <style:style style:name="P3" style:family="paragraph" style:parent-style-name="Standard">
      <style:text-properties officeooo:rsid="00050eb9" officeooo:paragraph-rsid="00050eb9"/>
    </style:style>
    <style:style style:name="P4" style:family="paragraph" style:parent-style-name="Standard" style:list-style-name="L2">
      <style:text-properties officeooo:rsid="00050eb9" officeooo:paragraph-rsid="00050eb9"/>
    </style:style>
    <style:style style:name="P5" style:family="paragraph" style:parent-style-name="Standard" style:list-style-name="L1" style:master-page-name="Standard">
      <style:paragraph-properties style:page-number="auto"/>
      <style:text-properties officeooo:paragraph-rsid="000431d8"/>
    </style:style>
    <style:style style:name="T1" style:family="text">
      <style:text-properties officeooo:rsid="000431d8"/>
    </style:style>
    <style:style style:name="T2" style:family="text">
      <style:text-properties style:text-position="super 58%" officeooo:rsid="000431d8"/>
    </style:style>
    <style:style style:name="T3" style:family="text">
      <style:text-properties officeooo:rsid="00064e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67755543836955283" text:style-name="L1">
        <text:list-item>
          <text:p text:style-name="P5"><text:span text:style-name="T1">SC suceededs in December 1860 (4</text:span><text:span text:style-name="T2">th</text:span><text:span text:style-name="T1">).</text:span></text:p>
        </text:list-item>
        <text:list-item>
          <text:p text:style-name="P1">Abraham Linclon disallows the sucecession.</text:p>
        </text:list-item>
        <text:list-item>
          <text:p text:style-name="P1">Bloodiest <text:span text:style-name="T3">war</text:span> in American History</text:p>
        </text:list-item>
        <text:list-item>
          <text:p text:style-name="P1">On April 12, 1861, SC fires on Fort Sumter.</text:p>
        </text:list-item>
        <text:list-item>
          <text:p text:style-name="P1">After that, war is officially declared.</text:p>
        </text:list-item>
        <text:list-item>
          <text:p text:style-name="P1">It's a war of attrition.</text:p>
          <text:list>
            <text:list-item>
              <text:p text:style-name="P1">Doesn't happen in constant battles.</text:p>
            </text:list-item>
            <text:list-item>
              <text:p text:style-name="P1">Trench warfare (not at the same level as WW1)</text:p>
            </text:list-item>
            <text:list-item>
              <text:p text:style-name="P1">Minor skirmishes.</text:p>
            </text:list-item>
          </text:list>
        </text:list-item>
        <text:list-item>
          <text:p text:style-name="P1">Biggest name: General Robert E. Lee.</text:p>
          <text:list>
            <text:list-item>
              <text:p text:style-name="P1">Linclon tried amazingly hard to get Lee to be on his side.</text:p>
            </text:list-item>
            <text:list-item>
              <text:p text:style-name="P1">His home state (Virginia) joined the confederacy.</text:p>
            </text:list-item>
          </text:list>
        </text:list-item>
        <text:list-item>
          <text:p text:style-name="P2">Confederates (grey, rebs. or rebels)</text:p>
        </text:list-item>
        <text:list-item>
          <text:p text:style-name="P2">Union (blue)</text:p>
        </text:list-item>
        <text:list-item>
          <text:p text:style-name="P2">Jefferson Davis was the Confederate leader (president).</text:p>
        </text:list-item>
        <text:list-item>
          <text:p text:style-name="P2">Abraham Linclon made two decisions which solidified the Union's win</text:p>
          <text:list>
            <text:list-item>
              <text:p text:style-name="P2">Increased the amount of telegraph lines.</text:p>
            </text:list-item>
            <text:list-item>
              <text:p text:style-name="P2">Expands the railway system by 4000 m.</text:p>
            </text:list-item>
          </text:list>
        </text:list-item>
        <text:list-item>
          <text:p text:style-name="P2">First dog tags</text:p>
          <text:list>
            <text:list-item>
              <text:p text:style-name="P2">People were being thrown into mass graves.</text:p>
            </text:list-item>
            <text:list-item>
              <text:p text:style-name="P2">So many people MIA (presumed dead).</text:p>
            </text:list-item>
          </text:list>
        </text:list-item>
        <text:list-item>
          <text:p text:style-name="P2">Birth of the Red Cross</text:p>
        </text:list-item>
      </text:list>
      <text:p text:style-name="P3"/>
      <text:p text:style-name="P3">Assignment</text:p>
      <text:list xml:id="list8093651291455684173" text:style-name="L2">
        <text:list-item>
          <text:p text:style-name="P4">Pick a battle.</text:p>
          <text:list>
            <text:list-item>
              <text:p text:style-name="P4">What geographical area were they trying to take</text:p>
            </text:list-item>
            <text:list-item>
              <text:p text:style-name="P4">What, if any, new technologies were used.</text:p>
            </text:list-item>
            <text:list-item>
              <text:p text:style-name="P4">Where did the battle take place.</text:p>
            </text:list-item>
            <text:list-item>
              <text:p text:style-name="P4">Number of <text:s/>casualties.</text:p>
            </text:list-item>
            <text:list-item>
              <text:p text:style-name="P4">Key historical figures.</text:p>
            </text:list-item>
            <text:list-item>
              <text:p text:style-name="P4">Outcome</text:p>
            </text:list-item>
            <text:list-item>
              <text:p text:style-name="P4">Interesting fac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3-05-06T13:29:20</meta:creation-date>
    <dc:date>2013-10-24T01:09:36.715708445</dc:date>
    <meta:editing-duration>PT15M21S</meta:editing-duration>
    <meta:editing-cycles>3</meta:editing-cycles>
    <meta:generator>LibreOffice/4.1.2.3$Linux_X86_64 LibreOffice_project/410m0$Build-3</meta:generator>
    <meta:document-statistic meta:table-count="0" meta:image-count="0" meta:object-count="0" meta:page-count="1" meta:paragraph-count="31" meta:word-count="199" meta:character-count="1060" meta:non-whitespace-character-count="921"/>
  </office:meta>
</office:document-meta>
</file>